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0.509cm" style:rel-column-width="5958*"/>
    </style:style>
    <style:style style:name="Tabela2.B" style:family="table-column">
      <style:table-column-properties style:column-width="6.491cm" style:rel-column-width="3680*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="0.097cm" fo:border="0.5pt solid #000000"/>
    </style:style>
    <style:style style:name="Tabela2.2" style:family="table-row">
      <style:table-row-properties style:min-row-height="0.725cm"/>
    </style:style>
    <style:style style:name="Tabela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4" style:family="table-row">
      <style:table-row-properties style:min-row-height="0.647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088cm" style:rel-column-width="617*"/>
    </style:style>
    <style:style style:name="Tabela3.B" style:family="table-column">
      <style:table-column-properties style:column-width="7.955cm" style:rel-column-width="4510*"/>
    </style:style>
    <style:style style:name="Tabe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/>
      <style:text-properties fo:font-size="18pt" fo:language="it" fo:country="IT" fo:font-weight="bold" officeooo:rsid="000b1540" officeooo:paragraph-rsid="000b1540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fo:language="it" fo:country="IT" fo:font-weight="normal" officeooo:rsid="000b1540" officeooo:paragraph-rsid="000b1540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fo:language="it" fo:country="IT" fo:font-weight="normal" officeooo:rsid="000c6341" officeooo:paragraph-rsid="000c6341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language="it" fo:country="IT" fo:font-weight="bold" officeooo:rsid="000b1540" officeooo:paragraph-rsid="000b1540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fo:language="it" fo:country="IT" fo:font-weight="bold" officeooo:rsid="000c6341" officeooo:paragraph-rsid="000c6341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12pt" fo:language="it" fo:country="IT" style:font-size-asian="18pt" style:font-size-complex="18pt"/>
    </style:style>
    <style:style style:name="P7" style:family="paragraph" style:parent-style-name="Table_20_Contents">
      <style:paragraph-properties fo:text-align="justify" style:justify-single-word="false"/>
      <style:text-properties fo:font-size="12pt" fo:language="it" fo:country="IT" officeooo:rsid="000b1540" officeooo:paragraph-rsid="000b1540" style:font-size-asian="18pt" style:font-size-complex="18pt"/>
    </style:style>
    <style:style style:name="P8" style:family="paragraph" style:parent-style-name="Table_20_Contents">
      <style:paragraph-properties fo:text-align="justify" style:justify-single-word="false"/>
      <style:text-properties fo:font-size="12pt" fo:language="it" fo:country="IT" officeooo:rsid="000c6341" officeooo:paragraph-rsid="000c6341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font-size="12pt" fo:language="it" fo:country="IT" fo:font-weight="bold" officeooo:rsid="000b1540" officeooo:paragraph-rsid="000b1540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2pt" fo:language="it" fo:country="IT" fo:font-weight="bold" officeooo:rsid="000b1540" officeooo:paragraph-rsid="000b1540" style:font-size-asian="18pt" style:font-weight-asian="bold" style:font-size-complex="18pt" style:font-weight-complex="bold"/>
    </style:style>
    <style:style style:name="T1" style:family="text">
      <style:text-properties officeooo:rsid="000b1540"/>
    </style:style>
    <style:style style:name="T2" style:family="text">
      <style:text-properties officeooo:rsid="000c6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ARO – P<text:span text:style-name="T2">A</text:span>G<text:span text:style-name="T2">GINE</text:span> 125</text:p>
      <text:p text:style-name="P2"/>
      <text:p text:style-name="P4">4) Associa ogni frase alla reazione appropriata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6"><text:span text:style-name="T1">1) </text:span>È <text:span text:style-name="T1">libero qui?</text:span></text:p>
          </table:table-cell>
          <table:table-cell table:style-name="Tabela1.B1" office:value-type="string">
            <text:p text:style-name="P7">B) Si, prego!</text:p>
          </table:table-cell>
        </table:table-row>
        <table:table-row>
          <table:table-cell table:style-name="Tabela1.A2" office:value-type="string">
            <text:p text:style-name="P7">2) Mi chiamo Claudia Rosta.</text:p>
          </table:table-cell>
          <table:table-cell table:style-name="Tabela1.B2" office:value-type="string">
            <text:p text:style-name="P7">A) Piacere, Mario Sini.</text:p>
          </table:table-cell>
        </table:table-row>
        <table:table-row>
          <table:table-cell table:style-name="Tabela1.A2" office:value-type="string">
            <text:p text:style-name="P7">3) Ciao, sono Valeria.</text:p>
          </table:table-cell>
          <table:table-cell table:style-name="Tabela1.B2" office:value-type="string">
            <text:p text:style-name="P7">D) Piacere, Anna!</text:p>
          </table:table-cell>
        </table:table-row>
        <table:table-row>
          <table:table-cell table:style-name="Tabela1.A2" office:value-type="string">
            <text:p text:style-name="P7">4) Come ti chiami?</text:p>
          </table:table-cell>
          <table:table-cell table:style-name="Tabela1.B2" office:value-type="string">
            <text:p text:style-name="P7">C) Giorgio, e tu?</text:p>
          </table:table-cell>
        </table:table-row>
      </table:table>
      <text:p text:style-name="P2"/>
      <text:p text:style-name="P4">5) Forma tre minidialoghi con le frasi della lista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Ciao, io mi chiamo Cinzia. E tu?</text:p>
          </table:table-cell>
          <table:table-cell table:style-name="Tabela2.B1" office:value-type="string">
            <text:p text:style-name="P7">Piacere, io sono Marco.</text:p>
          </table:table-cell>
        </table:table-row>
        <table:table-row table:style-name="Tabela2.2">
          <table:table-cell table:style-name="Tabela2.A2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3" office:value-type="string">
            <text:p text:style-name="P7">Buongiorno, mi chiamo Anna Marchesi. E Lei?</text:p>
          </table:table-cell>
          <table:table-cell table:style-name="Tabela2.A2" office:value-type="string">
            <text:p text:style-name="P6"><text:s/><text:span text:style-name="T1">Piacere! Sono Francesco Marini.</text:span></text:p>
          </table:table-cell>
        </table:table-row>
        <table:table-row table:style-name="Tabela2.4">
          <table:table-cell table:style-name="Tabela2.A2" table:number-columns-spanned="2" office:value-type="string">
            <text:p text:style-name="P6"/>
          </table:table-cell>
          <table:covered-table-cell/>
        </table:table-row>
        <table:table-row table:style-name="Tabela2.1">
          <table:table-cell table:style-name="Tabela2.A3" office:value-type="string">
            <text:p text:style-name="P7">Buongiorno, sono Caterina Monti, sono la vostra insegnante di Italiano.</text:p>
          </table:table-cell>
          <table:table-cell table:style-name="Tabela2.A2" office:value-type="string">
            <text:p text:style-name="P7">Buongiorno.</text:p>
          </table:table-cell>
        </table:table-row>
      </table:table>
      <text:p text:style-name="P2"/>
      <text:p text:style-name="P4">6) Completa la tabella con i verbe “essere” e “chiamarsi”</text:p>
      <table:table table:name="Tabela3" table:style-name="Tabela3">
        <table:table-column table:style-name="Tabela3.A"/>
        <table:table-column table:style-name="Tabela3.B" table:number-columns-repeated="2"/>
        <table:table-row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9">ESSERE</text:p>
          </table:table-cell>
          <table:table-cell table:style-name="Tabela3.C1" office:value-type="string">
            <text:p text:style-name="P9">CHIMARSI</text:p>
          </table:table-cell>
        </table:table-row>
        <table:table-row>
          <table:table-cell table:style-name="Tabela3.A2" office:value-type="string">
            <text:p text:style-name="P10">io</text:p>
          </table:table-cell>
          <table:table-cell table:style-name="Tabela3.A2" office:value-type="string">
            <text:p text:style-name="P8">Sono</text:p>
          </table:table-cell>
          <table:table-cell table:style-name="Tabela3.C2" office:value-type="string">
            <text:p text:style-name="P8">Mi chiamo</text:p>
          </table:table-cell>
        </table:table-row>
        <table:table-row>
          <table:table-cell table:style-name="Tabela3.A2" office:value-type="string">
            <text:p text:style-name="P10">tu</text:p>
          </table:table-cell>
          <table:table-cell table:style-name="Tabela3.A2" office:value-type="string">
            <text:p text:style-name="P8">Sei</text:p>
          </table:table-cell>
          <table:table-cell table:style-name="Tabela3.C2" office:value-type="string">
            <text:p text:style-name="P8">Ti chiami</text:p>
          </table:table-cell>
        </table:table-row>
        <table:table-row>
          <table:table-cell table:style-name="Tabela3.A2" office:value-type="string">
            <text:p text:style-name="P10">Lei</text:p>
          </table:table-cell>
          <table:table-cell table:style-name="Tabela3.A2" office:value-type="string">
            <text:p text:style-name="P6">È</text:p>
          </table:table-cell>
          <table:table-cell table:style-name="Tabela3.C2" office:value-type="string">
            <text:p text:style-name="P8">Si chiama</text:p>
          </table:table-cell>
        </table:table-row>
      </table:table>
      <text:p text:style-name="P4"/>
      <text:p text:style-name="P5">7) Completa i dialoghi con le forme coniugate di “essere” o “chiamarsi”</text:p>
      <text:p text:style-name="P3">Ciao. Come ti chiami?</text:p>
      <text:p text:style-name="P3">Paolo! E tu?</text:p>
      <text:p text:style-name="P3">Mi chiamo Carlo, piacere!</text:p>
      <text:p text:style-name="P3"/>
      <text:p text:style-name="P3"/>
      <text:p text:style-name="P3">Buonasera, io sono Clara Boni, e Lei?</text:p>
      <text:p text:style-name="P3">Buonasera, Lei è Giovanni Gori</text:p>
      <text:p text:style-name="P3"/>
      <text:p text:style-name="P3"/>
      <text:p text:style-name="P3">Tu sei Marina?</text:p>
      <text:p text:style-name="P3">Si.</text:p>
      <text:p text:style-name="P3"/>
      <text:p text:style-name="P3"/>
      <text:p text:style-name="P3">Buongiorno, Lei è Barbara Raspetti.</text:p>
      <text:p text:style-name="P3">Si. E Lei?</text:p>
      <text:p text:style-name="P3">Lei è Antonella Ros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9:06.320611340</meta:creation-date>
    <dc:date>2022-10-10T12:39:32.919706466</dc:date>
    <meta:editing-duration>PT9M15S</meta:editing-duration>
    <meta:editing-cycles>1</meta:editing-cycles>
    <meta:document-statistic meta:table-count="3" meta:image-count="0" meta:object-count="0" meta:page-count="1" meta:paragraph-count="40" meta:word-count="158" meta:character-count="874" meta:non-whitespace-character-count="754"/>
    <meta:generator>LibreOffice/7.3.6.2$Linux_X86_64 LibreOffice_project/30$Build-2</meta:generator>
  </office:meta>
</office:document-meta>
</file>